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 Exploration 8</text:p>
      <text:p text:style-name="Standard"/>
      <text:p text:style-name="Standard">Brent Gaither </text:p>
      <text:p text:style-name="Standard"/>
      <text:list xml:id="list7293338513444221407" text:style-name="L1">
        <text:list-item>
          <text:p text:style-name="P1">The base calling program out puts N if the peaks are very close together or if the trace shows the bases all rise or none rise.</text:p>
        </text:list-item>
        <text:list-item>
          <text:p text:style-name="P1">The trace was able to read between 1361-1459 bases in the sequences I looked at.</text:p>
        </text:list-item>
        <text:list-item>
          <text:p text:style-name="P1">Low quality scores occur at the start and end because the start there is a chance of adding a nucleofile and as the segment length increases the chance of not already adding a nucleofile is lower and lower. Therefore the peaks are very small at the end because there are not many segments that are very long.</text:p>
        </text:list-item>
        <text:list-item>
          <text:p text:style-name="P1"><text:s/>The base calling program does a really good job at making decisions on which base is present. This is important because even a slight variation in one nucleotide could change what we understand about the gene. Being able to look at where Ns occur is important because we need to be able to be confident in all of the bases we call. Even though this program does a good job calling a small error could mean a large change, for example Cystic Fibrosis can be a point mutation. An N being off could make us think the patient has or does not have C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18T20:26:39</meta:creation-date>
    <dc:date>2015-02-19T11:12:21</dc:date>
    <dc:creator>Brent Gaither</dc:creator>
    <meta:editing-duration>PT12H31M41S</meta:editing-duration>
    <meta:editing-cycles>9</meta:editing-cycles>
    <meta:generator>OpenOffice.org/3.4$Unix OpenOffice.org_project/340m1$Build-9590</meta:generator>
    <meta:document-statistic meta:table-count="0" meta:image-count="0" meta:object-count="0" meta:page-count="1" meta:paragraph-count="6" meta:word-count="211" meta:character-count="1101"/>
  </office:meta>
</office:document-meta>
</file>